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74.61pt"/>
    </style:style>
    <style:style style:name="co20" style:family="table-column">
      <style:table-column-properties fo:break-before="auto" style:column-width="191.31pt"/>
    </style:style>
    <style:style style:name="co21" style:family="table-column">
      <style:table-column-properties fo:break-before="auto" style:column-width="97.65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32.54pt"/>
    </style:style>
    <style:style style:name="co24" style:family="table-column">
      <style:table-column-properties fo:break-before="auto" style:column-width="102.39pt"/>
    </style:style>
    <style:style style:name="co25" style:family="table-column">
      <style:table-column-properties fo:break-before="auto" style:column-width="164.3pt"/>
    </style:style>
    <style:style style:name="co26" style:family="table-column">
      <style:table-column-properties fo:break-before="auto" style:column-width="98.39pt"/>
    </style:style>
    <style:style style:name="co27" style:family="table-column">
      <style:table-column-properties fo:break-before="auto" style:column-width="103.95pt"/>
    </style:style>
    <style:style style:name="co28" style:family="table-column">
      <style:table-column-properties fo:break-before="auto" style:column-width="100.74pt"/>
    </style:style>
    <style:style style:name="co29" style:family="table-column">
      <style:table-column-properties fo:break-before="auto" style:column-width="114.29pt"/>
    </style:style>
    <style:style style:name="co30" style:family="table-column">
      <style:table-column-properties fo:break-before="auto" style:column-width="192.1pt"/>
    </style:style>
    <style:style style:name="co31" style:family="table-column">
      <style:table-column-properties fo:break-before="auto" style:column-width="116.65pt"/>
    </style:style>
    <style:style style:name="co32" style:family="table-column">
      <style:table-column-properties fo:break-before="auto" style:column-width="39.66pt"/>
    </style:style>
    <style:style style:name="co33" style:family="table-column">
      <style:table-column-properties fo:break-before="auto" style:column-width="76.14pt"/>
    </style:style>
    <style:style style:name="co34" style:family="table-column">
      <style:table-column-properties fo:break-before="auto" style:column-width="149.24pt"/>
    </style:style>
    <style:style style:name="co35" style:family="table-column">
      <style:table-column-properties fo:break-before="auto" style:column-width="94.45pt"/>
    </style:style>
    <style:style style:name="co36" style:family="table-column">
      <style:table-column-properties fo:break-before="auto" style:column-width="120.61pt"/>
    </style:style>
    <style:style style:name="co37" style:family="table-column">
      <style:table-column-properties fo:break-before="auto" style:column-width="107.94pt"/>
    </style:style>
    <style:style style:name="co38" style:family="table-column">
      <style:table-column-properties fo:break-before="auto" style:column-width="101.59pt"/>
    </style:style>
    <style:style style:name="co39" style:family="table-column">
      <style:table-column-properties fo:break-before="auto" style:column-width="46.86pt"/>
    </style:style>
    <style:style style:name="co40" style:family="table-column">
      <style:table-column-properties fo:break-before="auto" style:column-width="119.06pt"/>
    </style:style>
    <style:style style:name="co41" style:family="table-column">
      <style:table-column-properties fo:break-before="auto" style:column-width="126.99pt"/>
    </style:style>
    <style:style style:name="co42" style:family="table-column">
      <style:table-column-properties fo:break-before="auto" style:column-width="264.3pt"/>
    </style:style>
    <style:style style:name="co43" style:family="table-column">
      <style:table-column-properties fo:break-before="auto" style:column-width="38.15pt"/>
    </style:style>
    <style:style style:name="co44" style:family="table-column">
      <style:table-column-properties fo:break-before="auto" style:column-width="110.35pt"/>
    </style:style>
    <style:style style:name="co45" style:family="table-column">
      <style:table-column-properties fo:break-before="auto" style:column-width="44.45pt"/>
    </style:style>
    <style:style style:name="co46" style:family="table-column">
      <style:table-column-properties fo:break-before="auto" style:column-width="123.85pt"/>
    </style:style>
    <style:style style:name="co47" style:family="table-column">
      <style:table-column-properties fo:break-before="auto" style:column-width="38.89pt"/>
    </style:style>
    <style:style style:name="co48" style:family="table-column">
      <style:table-column-properties fo:break-before="auto" style:column-width="153.95pt"/>
    </style:style>
    <style:style style:name="co49" style:family="table-column">
      <style:table-column-properties fo:break-before="auto" style:column-width="88.89pt"/>
    </style:style>
    <style:style style:name="co50" style:family="table-column">
      <style:table-column-properties fo:break-before="auto" style:column-width="51.59pt"/>
    </style:style>
    <style:style style:name="co51" style:family="table-column">
      <style:table-column-properties fo:break-before="auto" style:column-width="96.86pt"/>
    </style:style>
    <style:style style:name="co52" style:family="table-column">
      <style:table-column-properties fo:break-before="auto" style:column-width="107.21pt"/>
    </style:style>
    <style:style style:name="co53" style:family="table-column">
      <style:table-column-properties fo:break-before="auto" style:column-width="156.36pt"/>
    </style:style>
    <style:style style:name="co54" style:family="table-column">
      <style:table-column-properties fo:break-before="auto" style:column-width="129.4pt"/>
    </style:style>
    <style:style style:name="co55" style:family="table-column">
      <style:table-column-properties fo:break-before="auto" style:column-width="154.8pt"/>
    </style:style>
    <style:style style:name="co56" style:family="table-column">
      <style:table-column-properties fo:break-before="auto" style:column-width="131.75pt"/>
    </style:style>
    <style:style style:name="co57" style:family="table-column">
      <style:table-column-properties fo:break-before="auto" style:column-width="143.69pt"/>
    </style:style>
    <style:style style:name="co58" style:family="table-column">
      <style:table-column-properties fo:break-before="auto" style:column-width="237.29pt"/>
    </style:style>
    <style:style style:name="co59" style:family="table-column">
      <style:table-column-properties fo:break-before="auto" style:column-width="300.81pt"/>
    </style:style>
    <style:style style:name="co60" style:family="table-column">
      <style:table-column-properties fo:break-before="auto" style:column-width="42.86pt"/>
    </style:style>
    <style:style style:name="co61" style:family="table-column">
      <style:table-column-properties fo:break-before="auto" style:column-width="171.44pt"/>
    </style:style>
    <style:style style:name="co62" style:family="table-column">
      <style:table-column-properties fo:break-before="auto" style:column-width="128.55pt"/>
    </style:style>
    <style:style style:name="co63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1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2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8" style:family="table-cell" style:parent-style-name="Default" style:data-style-name="N12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Барменшинова Мадина Богембаевна</text:p>
          </table:table-cell>
          <table:table-cell table:style-name="ce8" office:value-type="string" calcext:value-type="string">
            <text:p>Заведующий кафедрой МиОПИ 1 ставка</text:p>
          </table:table-cell>
          <table:table-cell table:style-name="ce8" office:value-type="string" calcext:value-type="string">
            <text:p>к.т.н</text:p>
          </table:table-cell>
          <table:table-cell table:style-name="ce11"/>
          <table:table-cell table:style-name="ce12" office:value-type="string" calcext:value-type="string">
            <text:p>-</text:p>
          </table:table-cell>
          <table:table-cell table:style-name="ce8" office:value-type="string" calcext:value-type="string">
            <text:p>Институт металлургии и промышленной инженерии, кафедра «Металлургия и обогащение полезных ископаемых»</text:p>
          </table:table-cell>
          <table:table-cell table:style-name="ce11"/>
          <table:table-cell table:style-name="ce8" table:formula="of:=+77772293190  bmadinab@mail.ru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Баимбетов Болотпай Сагынович</text:p>
          </table:table-cell>
          <table:table-cell table:style-name="ce9" office:value-type="string" calcext:value-type="string">
            <text:p>проф.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доц.</text:p>
          </table:table-cell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я и обогащение полезных ископаемых»</text:p>
          </table:table-cell>
          <table:table-cell table:style-name="ce9" office:value-type="string" calcext:value-type="string">
            <text:p>1. Инженерные расчеты в металлургии, Технологии попутного извлечения легких, редких и редкоземельных металлов, Научные исследования процессов комплексного извлечения металлов из промышленного горно-металлургического комплекса</text:p>
            <text:p> 2. Технология металлургического производства, Металлургия тяжелых цветных металлов</text:p>
          </table:table-cell>
          <table:table-cell table:style-name="ce10" office:value-type="string" calcext:value-type="string">
            <text:p>8 777 559 72 92</text:p>
            <text:p> bcb-0150@mail.ru</text:p>
          </table:table-cell>
          <table:table-cell table:number-columns-repeated="101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Бошкаева Лайля Турсуновна</text:p>
          </table:table-cell>
          <table:table-cell table:style-name="ce9" office:value-type="string" calcext:value-type="string">
            <text:p>сениор лектор</text:p>
          </table:table-cell>
          <table:table-cell table:style-name="ce9" office:value-type="string" calcext:value-type="string">
            <text:p>к.т.н</text:p>
          </table:table-cell>
          <table:table-cell table:style-name="ce10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я и обогащение полезных ископаемых»</text:p>
          </table:table-cell>
          <table:table-cell table:style-name="ce9" office:value-type="string" calcext:value-type="string">
            <text:p>1. Металлургия цветных металлов и сплавов, Теория и технология сталеплавильных процессов</text:p>
            <text:p> 2. Металлургия тяжелых цветных металлов, Технология металлургического производства, Сплавы цветных и черных металлов</text:p>
          </table:table-cell>
          <table:table-cell table:style-name="ce9" office:value-type="string" calcext:value-type="string">
            <text:p>8 707 024 96 43</text:p>
            <text:p> layli76@mail.ru</text:p>
          </table:table-cell>
          <table:table-cell table:number-columns-repeated="1015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Досмухамедов Нурлан Калиевич</text:p>
          </table:table-cell>
          <table:table-cell table:style-name="ce9" office:value-type="string" calcext:value-type="string">
            <text:p>проф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доц.</text:p>
          </table:table-cell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я и обогащение полезных ископаемых»</text:p>
          </table:table-cell>
          <table:table-cell table:style-name="ce9" office:value-type="string" calcext:value-type="string">
            <text:p>1. Технология прямого извлечения металлов из сульфидного сырья, Металлургия малых металлов (Cd, Co, Bi и т.д.), Инновационные технологии производства новых видов продукции из отходов и вторичного сырья цветной металлургии</text:p>
            <text:p> 2. Современные и перспективные технологии переработки сырьевых ресурсов черной и цветной металлургии, Технологии и процессы ректификации и конденсации в металлургии</text:p>
          </table:table-cell>
          <table:table-cell table:style-name="ce9" office:value-type="string" calcext:value-type="string">
            <text:p>8 777 210 18 49</text:p>
            <text:p> nurdos@bk.ru</text:p>
          </table:table-cell>
          <table:table-cell table:number-columns-repeated="1015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Қойшина Гүлзада Мыңғышқызы</text:p>
          </table:table-cell>
          <table:table-cell table:style-name="ce9" office:value-type="string" calcext:value-type="string">
            <text:p>лектор</text:p>
          </table:table-cell>
          <table:table-cell table:style-name="ce9" office:value-type="string" calcext:value-type="string">
            <text:p>PhD</text:p>
          </table:table-cell>
          <table:table-cell table:style-name="ce10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я и обогащение полезных ископаемых»</text:p>
          </table:table-cell>
          <table:table-cell table:style-name="ce9" office:value-type="string" calcext:value-type="string">
            <text:p>1. Моделирование металлургических процессов, Основы проектирования металлургических предприятий</text:p>
            <text:p> 2. Сплавы цветных и черных металлов</text:p>
          </table:table-cell>
          <table:table-cell table:style-name="ce9" office:value-type="string" calcext:value-type="string">
            <text:p>8 707 204 96 22</text:p>
            <text:p> gulzik_84@mail.ru</text:p>
          </table:table-cell>
          <table:table-cell table:number-columns-repeated="1015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Молдабаева Гульнара Жаксылыковна</text:p>
          </table:table-cell>
          <table:table-cell table:style-name="ce9" office:value-type="string" calcext:value-type="string">
            <text:p>сениор лектор</text:p>
          </table:table-cell>
          <table:table-cell table:style-name="ce9" office:value-type="string" calcext:value-type="string">
            <text:p>к.т.н</text:p>
          </table:table-cell>
          <table:table-cell table:style-name="ce10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я и обогащение полезных ископаемых»</text:p>
          </table:table-cell>
          <table:table-cell table:style-name="ce9" office:value-type="string" calcext:value-type="string">
            <text:p>1. Общая металлургия, Металлургия легких металлов, Металлургия вторичного сырья, Процессы переработки техногенного и вторичного сырья</text:p>
            <text:p> 2. Общая металлургия, Металлургия легких металлов, Металлургия вторичного сырья</text:p>
          </table:table-cell>
          <table:table-cell table:style-name="ce9" office:value-type="string" calcext:value-type="string">
            <text:p>8 707 392 44 81</text:p>
            <text:p> g.moldabaeva@bk.ru</text:p>
          </table:table-cell>
          <table:table-cell table:number-columns-repeated="1015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Чепуштанова Татьяна Александровна</text:p>
          </table:table-cell>
          <table:table-cell table:style-name="ce9" office:value-type="string" calcext:value-type="string">
            <text:p>Заведующий кафедрой МПТиТСМ 1,0 ставка</text:p>
          </table:table-cell>
          <table:table-cell table:style-name="ce9" office:value-type="string" calcext:value-type="string">
            <text:p>PhD</text:p>
          </table:table-cell>
          <table:table-cell table:style-name="ce9" office:value-type="string" calcext:value-type="string">
            <text:p>Доц.</text:p>
          </table:table-cell>
          <table:table-cell table:style-name="ce14" office:value-type="string" calcext:value-type="string">
            <text:p><text:a xlink:href="https://drive.google.com/drive/folders/13SvwP7UIFmcApk6cCXSdb7R2R8_-J26C?usp=sharing" xlink:type="simple">https://drive.google.com/drive/folders/13SvwP7UIFmcApk6cCXSdb7R2R8_-J26C?usp=sharing</text:a></text:p>
          </table:table-cell>
          <table:table-cell table:style-name="ce10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9" office:value-type="string" calcext:value-type="string">
            <text:p>1.Методы научных исследований (р/о)</text:p>
            <text:p> 2.Металлургическая теплотехника (р/о)</text:p>
            <text:p> 3. Специальные главы экстрактивной металлургии (на английском языке)</text:p>
          </table:table-cell>
          <table:table-cell table:style-name="ce10" office:value-type="float" office:value="87013823829" calcext:value-type="float">
            <text:p>87013823829</text:p>
          </table:table-cell>
          <table:table-cell table:number-columns-repeated="1015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Байконурова Алия Омирхановна</text:p>
          </table:table-cell>
          <table:table-cell table:style-name="ce9" office:value-type="string" calcext:value-type="string">
            <text:p>Профессор, </text:p>
          </table:table-cell>
          <table:table-cell table:style-name="ce9" office:value-type="string" calcext:value-type="string">
            <text:p>Д.т.н</text:p>
          </table:table-cell>
          <table:table-cell table:style-name="ce9" office:value-type="string" calcext:value-type="string">
            <text:p>Проф.</text:p>
          </table:table-cell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9" office:value-type="string" calcext:value-type="string">
            <text:p>1.Специальные методы гидрометаллургии (р/о)</text:p>
            <text:p> 2. омплексообразование в металлургических системах (р/о)</text:p>
          </table:table-cell>
          <table:table-cell table:style-name="ce9" office:value-type="float" office:value="87077774262" calcext:value-type="float">
            <text:p>87077774262</text:p>
          </table:table-cell>
          <table:table-cell table:number-columns-repeated="1015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Гусейнова Гюльнара Джалаловна</text:p>
          </table:table-cell>
          <table:table-cell table:style-name="ce9" office:value-type="string" calcext:value-type="string">
            <text:p>Ассоц</text:p>
          </table:table-cell>
          <table:table-cell table:style-name="ce9" office:value-type="string" calcext:value-type="string">
            <text:p>К.т.н.,</text:p>
          </table:table-cell>
          <table:table-cell table:style-name="ce9" office:value-type="string" calcext:value-type="string">
            <text:p>Доц.</text:p>
          </table:table-cell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9" office:value-type="string" calcext:value-type="string">
            <text:p>1. Теория металлургических процессов 1 (р/о)</text:p>
            <text:p> 2. Теория металлургических процессов 2 (р/о)</text:p>
            <text:p> 3. Экологически совместимые технологии металлургического производства (р/о)</text:p>
            <text:p> 4. Массоперенос в гетерофазных металлургических системах (р/о)</text:p>
            <text:p> 5. Получение сплавов специального назначения (р/о)</text:p>
            <text:p> 6. Теория процессов металлургической инженерии (р/о)</text:p>
            <text:p> 7. Технология и аффинаж радиоактивных металлов (р/о)</text:p>
          </table:table-cell>
          <table:table-cell table:style-name="ce9" office:value-type="float" office:value="87051327797" calcext:value-type="float">
            <text:p>87051327797</text:p>
          </table:table-cell>
          <table:table-cell table:number-columns-repeated="1015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Усольцева Галина Александровна</text:p>
          </table:table-cell>
          <table:table-cell table:style-name="ce9" office:value-type="string" calcext:value-type="string">
            <text:p>Ассистент профессора</text:p>
          </table:table-cell>
          <table:table-cell table:style-name="ce9" office:value-type="string" calcext:value-type="string">
            <text:p>К.т.н.</text:p>
          </table:table-cell>
          <table:table-cell table:style-name="ce10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9" office:value-type="string" calcext:value-type="string">
            <text:p>1. Металлургическая теплотехника (р/о)</text:p>
            <text:p> 2. Теплоэнергетика металлургических процессов (р\о)</text:p>
            <text:p> 3. Процессы и технология передельной металлургии (р/о)</text:p>
            <text:p> 4. Методы научных исследований (р/о)</text:p>
            <text:p> 5. Теория металлургических процессов II</text:p>
            <text:p> 6. Теория металлургических процессов I</text:p>
            <text:p> 7. Особенности развития металлургии в Казахстане (р/о)</text:p>
            <text:p> 8. Геотехнологии в металлургии (р/о)</text:p>
          </table:table-cell>
          <table:table-cell table:style-name="ce9" office:value-type="float" office:value="87017429522" calcext:value-type="float">
            <text:p>87017429522</text:p>
          </table:table-cell>
          <table:table-cell table:number-columns-repeated="1015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Мамырбаева Кульзира Калдыбековна</text:p>
          </table:table-cell>
          <table:table-cell table:style-name="ce9" office:value-type="string" calcext:value-type="string">
            <text:p>Ассистент профессора</text:p>
          </table:table-cell>
          <table:table-cell table:style-name="ce9" office:value-type="string" calcext:value-type="string">
            <text:p>PhD</text:p>
          </table:table-cell>
          <table:table-cell table:style-name="ce10"/>
          <table:table-cell table:style-name="ce14" office:value-type="string" calcext:value-type="string">
            <text:p><text:a xlink:href="https://drive.google.com/drive/folders/1F8BiGobNsLzWpp3DV0_Nhag4LvvE3FRR?usp=sharing" xlink:type="simple">https://drive.google.com/drive/folders/1F8BiGobNsLzWpp3DV0_Nhag4LvvE3FRR?usp=sharing</text:a>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9" office:value-type="string" calcext:value-type="string">
            <text:p>1. Специальные главы экстрактивной металлургии (на английском языке)</text:p>
            <text:p> 2. Металлургическая инженерия (на английском языке) (р/о)</text:p>
            <text:p> 3. Технология композиционных материалов (к/о)</text:p>
            <text:p> 4. Теплоэнергетика металлургических процессов (к\о)</text:p>
            <text:p> 5. Экологически совместимые технологии металлургического производства (к/о)</text:p>
          </table:table-cell>
          <table:table-cell table:style-name="ce9" office:value-type="float" office:value="87073161551" calcext:value-type="float">
            <text:p>87073161551</text:p>
          </table:table-cell>
          <table:table-cell table:number-columns-repeated="1015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Коныратбекова Салтанат Сабитовна</text:p>
          </table:table-cell>
          <table:table-cell table:style-name="ce9" office:value-type="string" calcext:value-type="string">
            <text:p>Сениор-лектор, </text:p>
          </table:table-cell>
          <table:table-cell table:style-name="ce9" office:value-type="string" calcext:value-type="string">
            <text:p>К.т.н</text:p>
          </table:table-cell>
          <table:table-cell table:style-name="ce10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9" office:value-type="string" calcext:value-type="string">
            <text:p>1. Теория металлургических процессов 1 (к/о)</text:p>
            <text:p> 2. Теория металлургических процессов 2 (к/о)</text:p>
            <text:p> 3. Металлургическая лаборатория (к/о)</text:p>
            <text:p> 4. Особенности развития металлургии в Казахстане (к/о)</text:p>
            <text:p> 5. Получение сплавов специального назначения (к/о)</text:p>
            <text:p> 6. Геотехнологии в металлургии (к/о)</text:p>
            <text:p> 7. Коррозия и защита металлов (к/о)</text:p>
          </table:table-cell>
          <table:table-cell table:style-name="ce9" office:value-type="float" office:value="87773728318" calcext:value-type="float">
            <text:p>87773728318</text:p>
          </table:table-cell>
          <table:table-cell table:number-columns-repeated="1015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Байгенженов Омирсерик Сабыржанович</text:p>
          </table:table-cell>
          <table:table-cell table:style-name="ce9" office:value-type="string" calcext:value-type="string">
            <text:p>Ассоц. профессор</text:p>
          </table:table-cell>
          <table:table-cell table:style-name="ce9" office:value-type="string" calcext:value-type="string">
            <text:p>PhD</text:p>
          </table:table-cell>
          <table:table-cell table:style-name="ce10"/>
          <table:table-cell table:style-name="ce14" office:value-type="string" calcext:value-type="string">
            <text:p><text:a xlink:href="https://drive.google.com/drive/folders/1dD0B1x_eaIHNt2bGMmjpjUI_rqUBDF6o?usp=sharing" xlink:type="simple">https://drive.google.com/drive/folders/1dD0B1x_eaIHNt2bGMmjpjUI_rqUBDF6o?usp=sharing</text:a>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9" office:value-type="string" calcext:value-type="string">
            <text:p>1. Металлургические печи (к/о</text:p>
            <text:p> 2. Металлургическая теплотехника (к/о)</text:p>
            <text:p> 3. Конструирование металлургических агрегатов (к/о)</text:p>
            <text:p> 4. Процессы и технология передельной металлургии (к/о)</text:p>
            <text:p> 5. Переработка упорного металлургического сырья (к/о)</text:p>
            <text:p> 6. Теплоэнергетика металлургических процессов (ИДО, р/о)</text:p>
            <text:p> 7. Технология огнеупорных и теплоизоляционных материалов (к/о)</text:p>
          </table:table-cell>
          <table:table-cell table:style-name="ce9" office:value-type="float" office:value="87074656502" calcext:value-type="float">
            <text:p>87074656502</text:p>
          </table:table-cell>
          <table:table-cell table:number-columns-repeated="1015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Алтмышбаева Әлия Жетгенбайқызы</text:p>
          </table:table-cell>
          <table:table-cell table:style-name="ce9" office:value-type="string" calcext:value-type="string">
            <text:p>ассистент</text:p>
          </table:table-cell>
          <table:table-cell table:style-name="ce9" office:value-type="string" calcext:value-type="string">
            <text:p>Магистр</text:p>
          </table:table-cell>
          <table:table-cell table:style-name="ce10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9" office:value-type="string" calcext:value-type="string">
            <text:p>1. Теория металлургических процессов 2 (к/о)</text:p>
            <text:p> 2. Теория металлургических процессов 1 (р/о)</text:p>
            <text:p> 3. Коррозия и защита металлов (к/о)</text:p>
            <text:p> 4. Металлургическая теплотехника (р/о)</text:p>
            <text:p> 5. Металлургическая лаборатория (к/о)</text:p>
          </table:table-cell>
          <table:table-cell table:style-name="ce9" office:value-type="float" office:value="87089121536" calcext:value-type="float">
            <text:p>87089121536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>
            <text:p>Чепуштанова Татьяна Александровна</text:p>
          </table:table-cell>
          <table:table-cell table:style-name="ce8" office:value-type="string" calcext:value-type="string">
            <text:p>Ассоц. профессор</text:p>
          </table:table-cell>
          <table:table-cell table:style-name="ce11" office:value-type="string" calcext:value-type="string">
            <text:p>PhD</text:p>
          </table:table-cell>
          <table:table-cell table:style-name="ce8" office:value-type="string" calcext:value-type="string">
            <text:p>Доц.</text:p>
          </table:table-cell>
          <table:table-cell table:style-name="ce11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11" office:value-type="string" calcext:value-type="string">
            <text:p>1.Методы научных исследований (р/о)</text:p>
            <text:p> 2.Металлургическая теплотехника (р/о)</text:p>
            <text:p> 3. Специальные главы экстрактивной металлургии (на английском языке)</text:p>
          </table:table-cell>
          <table:table-cell table:style-name="ce8" office:value-type="float" office:value="87013823829" calcext:value-type="float">
            <text:p>87013823829</text:p>
          </table:table-cell>
          <table:table-cell table:number-columns-repeated="101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3" table:default-cell-style-name="Default"/>
        <table:table-column table:style-name="co29" table:default-cell-style-name="Default"/>
        <table:table-column table:style-name="co9" table:number-columns-repeated="3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Луганов Владимир Алексеевич</text:p>
          </table:table-cell>
          <table:table-cell table:style-name="ce19" office:value-type="string" calcext:value-type="string">
            <text:p>Профессор-исследователь</text:p>
          </table:table-cell>
          <table:table-cell table:style-name="ce19" office:value-type="string" calcext:value-type="string">
            <text:p>Д.т.н.</text:p>
          </table:table-cell>
          <table:table-cell table:style-name="ce19" office:value-type="string" calcext:value-type="string">
            <text:p>профессор</text:p>
          </table:table-cell>
          <table:table-cell table:style-name="ce5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17" office:value-type="float" office:value="87772975825" calcext:value-type="float">
            <text:p>87772975825</text:p>
          </table:table-cell>
          <table:table-cell table:number-columns-repeated="1017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Алыбаев Жаксылык Алипбаевич</text:p>
          </table:table-cell>
          <table:table-cell table:style-name="ce19" office:value-type="string" calcext:value-type="string">
            <text:p>Профессор-исследователь</text:p>
          </table:table-cell>
          <table:table-cell table:style-name="ce19" office:value-type="string" calcext:value-type="string">
            <text:p>Д.т.н.</text:p>
          </table:table-cell>
          <table:table-cell table:style-name="ce19" office:value-type="string" calcext:value-type="string">
            <text:p>профессор</text:p>
          </table:table-cell>
          <table:table-cell table:style-name="ce5" office:value-type="string" calcext:value-type="string">
            <text:p>Металлургия и промышленная инженерия, кафедра Металлургия и обогащение полезных ископаемых</text:p>
          </table:table-cell>
          <table:table-cell table:style-name="ce17" office:value-type="float" office:value="87017216675" calcext:value-type="float">
            <text:p>87017216675</text:p>
          </table:table-cell>
          <table:table-cell table:number-columns-repeated="1017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Федоров Александр Николаевич</text:p>
          </table:table-cell>
          <table:table-cell table:style-name="ce21" office:value-type="string" calcext:value-type="string">
            <text:p>Главный научный сотрудник</text:p>
          </table:table-cell>
          <table:table-cell table:style-name="ce19" office:value-type="string" calcext:value-type="string">
            <text:p>К.т.н.</text:p>
          </table:table-cell>
          <table:table-cell table:style-name="ce19" office:value-type="string" calcext:value-type="string">
            <text:p>Профессор</text:p>
          </table:table-cell>
          <table:table-cell table:style-name="ce5" office:value-type="string" calcext:value-type="string">
            <text:p>Металлургия и промышленная инженерия, кафедра Металлургия и обогащение полезных ископаемых</text:p>
          </table:table-cell>
          <table:table-cell table:style-name="ce5" office:value-type="string" calcext:value-type="string">
            <text:p>89175874457,</text:p>
            <text:p> Fedorov_a_n@mail.ru</text:p>
          </table:table-cell>
          <table:table-cell table:number-columns-repeated="1017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5" office:value-type="string" calcext:value-type="string">
            <text:p>Таймасова Акбота Нурлановна</text:p>
          </table:table-cell>
          <table:table-cell table:style-name="ce19" office:value-type="string" calcext:value-type="string">
            <text:p>Инженер</text:p>
          </table:table-cell>
          <table:table-cell table:style-name="ce19" office:value-type="string" calcext:value-type="string">
            <text:p>магистр техн.наук</text:p>
          </table:table-cell>
          <table:table-cell table:style-name="ce15"/>
          <table:table-cell table:style-name="ce5" office:value-type="string" calcext:value-type="string">
            <text:p>Металлургия и промышленная инженерия, кафедра Металлургия и обогащение полезных ископаемых</text:p>
          </table:table-cell>
          <table:table-cell table:style-name="ce5" office:value-type="string" calcext:value-type="string">
            <text:p>87014893509</text:p>
            <text:p> boti08@mail.ru</text:p>
          </table:table-cell>
          <table:table-cell table:number-columns-repeated="1017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5" office:value-type="string" calcext:value-type="string">
            <text:p>Васин Константин Андреевич</text:p>
          </table:table-cell>
          <table:table-cell table:style-name="ce19" office:value-type="string" calcext:value-type="string">
            <text:p>Инженер, докторант</text:p>
          </table:table-cell>
          <table:table-cell table:style-name="ce19" office:value-type="string" calcext:value-type="string">
            <text:p>магистр техн.наук</text:p>
          </table:table-cell>
          <table:table-cell table:style-name="ce15"/>
          <table:table-cell table:style-name="ce5" office:value-type="string" calcext:value-type="string">
            <text:p>Металлургия и промышленная инженерия, кафедра Металлургия и обогащение полезных ископаемых</text:p>
          </table:table-cell>
          <table:table-cell table:style-name="ce22" office:value-type="string" calcext:value-type="string">
            <text:p><text:a xlink:href="mailto:K.Vassin@stud.satbayev.unici" xlink:type="simple">87772559984, k.vassin@stud.satbayev.unici</text:a></text:p>
          </table:table-cell>
          <table:table-cell table:number-columns-repeated="1017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20" office:value-type="string" calcext:value-type="string">
            <text:p>Жолдасбай Ержан Есенбайулы</text:p>
          </table:table-cell>
          <table:table-cell table:style-name="ce21" office:value-type="string" calcext:value-type="string">
            <text:p>Научный сотрудник, докторант</text:p>
          </table:table-cell>
          <table:table-cell table:style-name="ce19" office:value-type="string" calcext:value-type="string">
            <text:p>магистр техн.наук</text:p>
          </table:table-cell>
          <table:table-cell table:style-name="ce15"/>
          <table:table-cell table:style-name="ce5" office:value-type="string" calcext:value-type="string">
            <text:p>Металлургия и промышленная инженерия, кафедра Металлургия и обогащение полезных ископаемых</text:p>
          </table:table-cell>
          <table:table-cell table:style-name="ce5" office:value-type="string" calcext:value-type="string">
            <text:p>87015629007, zhte@mail.ru</text:p>
          </table:table-cell>
          <table:table-cell table:number-columns-repeated="1017"/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5" office:value-type="string" calcext:value-type="string">
            <text:p>Меркибаев Ерик Серикович</text:p>
          </table:table-cell>
          <table:table-cell table:style-name="ce19" office:value-type="string" calcext:value-type="string">
            <text:p>Ведущий инженер</text:p>
          </table:table-cell>
          <table:table-cell table:style-name="ce19" office:value-type="string" calcext:value-type="string">
            <text:p>магистр техн.наук</text:p>
          </table:table-cell>
          <table:table-cell table:style-name="ce15"/>
          <table:table-cell table:style-name="ce5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22" office:value-type="string" calcext:value-type="string">
            <text:p><text:a xlink:href="mailto:erik_me@mail.ru" xlink:type="simple">87072000012
 erik_me@mail.ru
 y.merkibayev@satbayev.university</text:a></text:p>
          </table:table-cell>
          <table:table-cell table:number-columns-repeated="101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5" office:value-type="string" calcext:value-type="string">
            <text:p>Сәрсенова Мөлдір Серімбекқызы</text:p>
          </table:table-cell>
          <table:table-cell table:style-name="ce19" office:value-type="string" calcext:value-type="string">
            <text:p>Инженер</text:p>
          </table:table-cell>
          <table:table-cell table:style-name="ce19" office:value-type="string" calcext:value-type="string">
            <text:p>магистр техн.наук</text:p>
          </table:table-cell>
          <table:table-cell table:style-name="ce15"/>
          <table:table-cell table:style-name="ce5" office:value-type="string" calcext:value-type="string">
            <text:p>Институт металлургии и промышленной инженерии, кафедра «Металлургические процессы, тепотехника и технология специальных материалов»</text:p>
          </table:table-cell>
          <table:table-cell table:style-name="ce22" office:value-type="string" calcext:value-type="string">
            <text:p><text:a xlink:href="mailto:Moldir_s92@bk.ru" xlink:type="simple">87089317857
 Moldir_s92@bk.ru
 M.sarsenova@satbayev.university</text:a>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30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23" office:value-type="date" office:date-value="2021-01-01" calcext:value-type="date">
            <text:p>1.1</text:p>
          </table:table-cell>
          <table:table-cell table:style-name="ce8" table:content-validation-name="val3" office:value-type="string" calcext:value-type="string">
            <text:p>Государственный грант</text:p>
          </table:table-cell>
          <table:table-cell table:style-name="ce11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8" office:value-type="string" calcext:value-type="string">
            <text:p>Договор № 110 </text:p>
            <text:p> Разработка технологии термогидрометаллургической переработки полиметаллических сульфидных материалов.</text:p>
            <text:p> Научный руководитель –Баимбетов Б.С.</text:p>
          </table:table-cell>
          <table:table-cell table:style-name="ce27" table:content-validation-name="val4" office:value-type="date" office:date-value="2018-03-05" calcext:value-type="date">
            <text:p>05.03.2018</text:p>
          </table:table-cell>
          <table:table-cell table:style-name="ce8" office:value-type="string" calcext:value-type="string">
            <text:p>КазНИТУ им. К.И. Сатпаева</text:p>
          </table:table-cell>
          <table:table-cell table:style-name="ce31" office:value-type="string" calcext:value-type="string">
            <text:p>7 077 000</text:p>
          </table:table-cell>
          <table:table-cell table:style-name="ce33" office:value-type="string" calcext:value-type="string">
            <text:p><text:a xlink:href="https://drive.google.com/drive/folders/1PN3Y7LWBo7ULPQRJK0J3BXekKEVibu6n?usp=sharing" xlink:type="simple">https://drive.google.com/drive/folders/1PN3Y7LWBo7ULPQRJK0J3BXekKEVibu6n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2-01" calcext:value-type="date">
            <text:p>1.2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9" office:value-type="string" calcext:value-type="string">
            <text:p>Договор № 110</text:p>
            <text:p> Разработка технологии подземного скважинного биовыщелачивания урана в рудоносном слое.</text:p>
            <text:p> Научный руководитель –Бектай Е.К.</text:p>
          </table:table-cell>
          <table:table-cell table:style-name="ce28" table:content-validation-name="val4" office:value-type="date" office:date-value="2018-03-05" calcext:value-type="date">
            <text:p>05.03.2018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9 204 000</text:p>
          </table:table-cell>
          <table:table-cell table:style-name="ce34" office:value-type="string" calcext:value-type="string">
            <text:p><text:a xlink:href="https://drive.google.com/drive/folders/1PN3Y7LWBo7ULPQRJK0J3BXekKEVibu6n?usp=sharing" xlink:type="simple">https://drive.google.com/drive/folders/1PN3Y7LWBo7ULPQRJK0J3BXekKEVibu6n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3-01" calcext:value-type="date">
            <text:p>1.3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9" office:value-type="string" calcext:value-type="string">
            <text:p>Договор № 110</text:p>
            <text:p> Разработка новой высокотехнологичной барботажной технологии прямого извлечения свинца, меди, цинка и редкоземельных металлов в товарные продукты из некондиционных полупродуктов и оборотных материалов свинцового производства.</text:p>
            <text:p> Научный руководитель –Досмухамедов Н.К.</text:p>
          </table:table-cell>
          <table:table-cell table:style-name="ce28" table:content-validation-name="val4" office:value-type="date" office:date-value="2018-03-05" calcext:value-type="date">
            <text:p>05.03.2018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8 088 000</text:p>
          </table:table-cell>
          <table:table-cell table:style-name="ce34" office:value-type="string" calcext:value-type="string">
            <text:p><text:a xlink:href="https://drive.google.com/drive/folders/1PN3Y7LWBo7ULPQRJK0J3BXekKEVibu6n?usp=sharing" xlink:type="simple">https://drive.google.com/drive/folders/1PN3Y7LWBo7ULPQRJK0J3BXekKEVibu6n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4-01" calcext:value-type="date">
            <text:p>1.4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25" office:value-type="string" calcext:value-type="string">
            <text:p>Договор № 110</text:p>
            <text:p> Разработка технологии получения высокоэффективных катализаторов и сорбентов, модифицированных ксерогелем ванадия. Науч.рук – </text:p>
            <text:p> Байконурова А.О.</text:p>
          </table:table-cell>
          <table:table-cell table:style-name="ce28" table:content-validation-name="val4" office:value-type="date" office:date-value="2018-03-05" calcext:value-type="date">
            <text:p>05.03.2018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5 055 000</text:p>
          </table:table-cell>
          <table:table-cell table:style-name="ce34" office:value-type="string" calcext:value-type="string">
            <text:p><text:a xlink:href="https://drive.google.com/drive/folders/1PN3Y7LWBo7ULPQRJK0J3BXekKEVibu6n?usp=sharing" xlink:type="simple">https://drive.google.com/drive/folders/1PN3Y7LWBo7ULPQRJK0J3BXekKEVibu6n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5-01" calcext:value-type="date">
            <text:p>1.5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25" office:value-type="string" calcext:value-type="string">
            <text:p>Договор № 110</text:p>
            <text:p> Разработка комбинированной электрохимической технологии переработки вторичных многокомпонентных сплавов цветных металлов. Науч.рук -</text:p>
            <text:p> Усольцева Г.А.</text:p>
          </table:table-cell>
          <table:table-cell table:style-name="ce28" table:content-validation-name="val4" office:value-type="date" office:date-value="2018-03-05" calcext:value-type="date">
            <text:p>05.03.2018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5 047 450</text:p>
          </table:table-cell>
          <table:table-cell table:style-name="ce34" office:value-type="string" calcext:value-type="string">
            <text:p><text:a xlink:href="https://drive.google.com/drive/folders/1PN3Y7LWBo7ULPQRJK0J3BXekKEVibu6n?usp=sharing" xlink:type="simple">https://drive.google.com/drive/folders/1PN3Y7LWBo7ULPQRJK0J3BXekKEVibu6n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6-01" calcext:value-type="date">
            <text:p>1.6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9" office:value-type="string" calcext:value-type="string">
            <text:p>Договор № 110</text:p>
            <text:p> Разработка технологии комплексного освоения полиметаллических углерод-кремнеземистых руд Большого Каратау.</text:p>
            <text:p> Науч.рук - Байгенженов О.С.</text:p>
          </table:table-cell>
          <table:table-cell table:style-name="ce28" table:content-validation-name="val4" office:value-type="date" office:date-value="2018-03-05" calcext:value-type="date">
            <text:p>05.03.2018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9 099 000</text:p>
          </table:table-cell>
          <table:table-cell table:style-name="ce34" office:value-type="string" calcext:value-type="string">
            <text:p><text:a xlink:href="https://drive.google.com/drive/folders/1PN3Y7LWBo7ULPQRJK0J3BXekKEVibu6n?usp=sharing" xlink:type="simple">https://drive.google.com/drive/folders/1PN3Y7LWBo7ULPQRJK0J3BXekKEVibu6n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7-01" calcext:value-type="date">
            <text:p>1.7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9" office:value-type="string" calcext:value-type="string">
            <text:p>Договор № 110</text:p>
            <text:p> Обоснование и разработка технологии переработки золото-мышьяково-угольных концентратов. </text:p>
            <text:p> Науч.рук - Луганов В.А.</text:p>
          </table:table-cell>
          <table:table-cell table:style-name="ce28" table:content-validation-name="val4" office:value-type="date" office:date-value="2018-03-05" calcext:value-type="date">
            <text:p>05.03.2018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10 110 000</text:p>
          </table:table-cell>
          <table:table-cell table:style-name="ce34" office:value-type="string" calcext:value-type="string">
            <text:p><text:a xlink:href="https://drive.google.com/drive/folders/1PN3Y7LWBo7ULPQRJK0J3BXekKEVibu6n?usp=sharing" xlink:type="simple">https://drive.google.com/drive/folders/1PN3Y7LWBo7ULPQRJK0J3BXekKEVibu6n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1-02" calcext:value-type="date">
            <text:p>2.1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9" office:value-type="string" calcext:value-type="string">
            <text:p>Договор № 266 </text:p>
            <text:p> ПЦФ - «Модернизация технологий и производств в горнодобывающей и горноперерабатывающей отраслях Республики Казахстан», Внедрение промышленной биотехнологической установки для интенсификации подземного скважинного выщелачивания урана.</text:p>
            <text:p> Научный руководитель – Турысбекова Г.С.</text:p>
          </table:table-cell>
          <table:table-cell table:style-name="ce29" table:content-validation-name="val4" office:value-type="date" office:date-value="2018-03-28" calcext:value-type="date">
            <text:p>28.03.2018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6 200 000</text:p>
          </table:table-cell>
          <table:table-cell table:style-name="ce34" office:value-type="string" calcext:value-type="string">
            <text:p><text:a xlink:href="https://drive.google.com/drive/folders/1PN3Y7LWBo7ULPQRJK0J3BXekKEVibu6n?usp=sharing" xlink:type="simple">https://drive.google.com/drive/folders/1PN3Y7LWBo7ULPQRJK0J3BXekKEVibu6n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2-02" calcext:value-type="date">
            <text:p>2.2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9" office:value-type="string" calcext:value-type="string">
            <text:p>Договор № 266</text:p>
            <text:p> ПЦФ - «Модернизация технологий и производств в горнодобывающей и горноперерабатывающей отраслях Республики Казахстан», Разработка технологии переработки отработанного активированного угля с получением золотосодержащего продукта на золотоизвлекательных фабриках.</text:p>
            <text:p> Научный руководитель –Бектай Е.К.</text:p>
          </table:table-cell>
          <table:table-cell table:style-name="ce28" table:content-validation-name="val4" office:value-type="date" office:date-value="2018-03-28" calcext:value-type="date">
            <text:p>28.03.2018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6 200 000</text:p>
          </table:table-cell>
          <table:table-cell table:style-name="ce34" office:value-type="string" calcext:value-type="string">
            <text:p><text:a xlink:href="https://drive.google.com/file/d/1XohIrGtbAyRptXD6tUM6gy-WdtAvXaLh/view?usp=sharing" xlink:type="simple">https://drive.google.com/file/d/1XohIrGtbAyRptXD6tUM6gy-WdtAvXaLh/view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3-02" calcext:value-type="date">
            <text:p>2.3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9" office:value-type="string" calcext:value-type="string">
            <text:p>Договор № 266</text:p>
            <text:p> ПЦФ - «Модернизация технологий и производств в горнодобывающей и горноперерабатывающей отраслях Республики Казахстан», Разработка высокотехнологичной безотходной технологии для утилизации текущих и накопленных шлаковых отходов цветной металлургии с получением товарных продуктов.</text:p>
            <text:p> Научный руководитель –Досмухамедов Н.К.</text:p>
          </table:table-cell>
          <table:table-cell table:style-name="ce28" table:content-validation-name="val4" office:value-type="date" office:date-value="2018-03-28" calcext:value-type="date">
            <text:p>28.03.2018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9 000 000</text:p>
          </table:table-cell>
          <table:table-cell table:style-name="ce34" office:value-type="string" calcext:value-type="string">
            <text:p><text:a xlink:href="https://drive.google.com/file/d/1XohIrGtbAyRptXD6tUM6gy-WdtAvXaLh/view?usp=sharing" xlink:type="simple">https://drive.google.com/file/d/1XohIrGtbAyRptXD6tUM6gy-WdtAvXaLh/view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4-02" calcext:value-type="date">
            <text:p>2.4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9" office:value-type="string" calcext:value-type="string">
            <text:p>Договор № 266</text:p>
            <text:p> ПЦФ - «Модернизация технологий и производств в горнодобывающей и горноперерабатывающей отраслях Республики Казахстан», Разработка технологии подготовки и переработки Лисаковского фосфористого железорудного концентрата.</text:p>
            <text:p> Научный руководитель –Тлеугабулов С.М.</text:p>
          </table:table-cell>
          <table:table-cell table:style-name="ce28" table:content-validation-name="val4" office:value-type="date" office:date-value="2018-03-28" calcext:value-type="date">
            <text:p>28.03.2018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8 550 000</text:p>
          </table:table-cell>
          <table:table-cell table:style-name="ce34" office:value-type="string" calcext:value-type="string">
            <text:p><text:a xlink:href="https://drive.google.com/file/d/1XohIrGtbAyRptXD6tUM6gy-WdtAvXaLh/view?usp=sharing" xlink:type="simple">https://drive.google.com/file/d/1XohIrGtbAyRptXD6tUM6gy-WdtAvXaLh/view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5-02" calcext:value-type="date">
            <text:p>2.5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26" office:value-type="string" calcext:value-type="string">
            <text:p>Договор № 266</text:p>
            <text:p> ПЦФ - «Модернизация технологий и производств в горнодобывающей и горноперерабатывающей отраслях Республики Казахстан», «Извлечение пиритных концентратов из хвостов мокрой магнитной сепарации и их комплексная переработка» </text:p>
            <text:p> Науч.рук - Луганов В.А.</text:p>
          </table:table-cell>
          <table:table-cell table:style-name="ce13" table:content-validation-name="val4" office:value-type="string" calcext:value-type="string">
            <text:p>28.03.2018 г.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8 550 000</text:p>
          </table:table-cell>
          <table:table-cell table:style-name="ce34" office:value-type="string" calcext:value-type="string">
            <text:p><text:a xlink:href="https://drive.google.com/file/d/1XohIrGtbAyRptXD6tUM6gy-WdtAvXaLh/view?usp=sharing" xlink:type="simple">https://drive.google.com/file/d/1XohIrGtbAyRptXD6tUM6gy-WdtAvXaLh/view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1-03" calcext:value-type="date">
            <text:p>3.1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Экология</text:p>
          </table:table-cell>
          <table:table-cell table:style-name="ce9" office:value-type="string" calcext:value-type="string">
            <text:p>Договор № 255</text:p>
            <text:p> Разработка новой высокотехнологичной</text:p>
            <text:p> технологии утилизации S02 и С02 из отходящих газов ТЭЦ и металлургических</text:p>
            <text:p> предприятий с получением товарных продуктов</text:p>
            <text:p> Научный руководитель –Досмухамедов Н.К.</text:p>
          </table:table-cell>
          <table:table-cell table:style-name="ce13" table:content-validation-name="val4" office:value-type="string" calcext:value-type="string">
            <text:p>12.11.2020 г.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20 000 000</text:p>
          </table:table-cell>
          <table:table-cell table:style-name="ce34" office:value-type="string" calcext:value-type="string">
            <text:p><text:a xlink:href="https://drive.google.com/file/d/1XohIrGtbAyRptXD6tUM6gy-WdtAvXaLh/view?usp=sharing" xlink:type="simple">https://drive.google.com/file/d/1XohIrGtbAyRptXD6tUM6gy-WdtAvXaLh/view?usp=sharing</text:a></text:p>
          </table:table-cell>
          <table:table-cell table:number-columns-repeated="1016"/>
        </table:table-row>
        <table:table-row table:style-name="ro2">
          <table:table-cell table:style-name="ce24" office:value-type="date" office:date-value="2021-01-04" calcext:value-type="date">
            <text:p>4.1</text:p>
          </table:table-cell>
          <table:table-cell table:style-name="ce9" table:content-validation-name="val3" office:value-type="string" calcext:value-type="string">
            <text:p>Государственный грант</text:p>
          </table:table-cell>
          <table:table-cell table:style-name="ce9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. Комплексное использование минерального сырья</text:p>
          </table:table-cell>
          <table:table-cell table:style-name="ce9" office:value-type="string" calcext:value-type="string">
            <text:p>Договор № 106</text:p>
            <text:p> Разработка гибридной технологии комплексной переработки окисленных, труднообогатимых цинк, свинецсодержащих руд и промпродуктов обогащения сульфидирующим обжигом с последующим обогащением огарка</text:p>
            <text:p> Научный руководитель – Чепуштанова Т.А.</text:p>
          </table:table-cell>
          <table:table-cell table:style-name="ce29" table:content-validation-name="val4" office:value-type="date" office:date-value="2020-05-27" calcext:value-type="date">
            <text:p>27.05.2020</text:p>
          </table:table-cell>
          <table:table-cell table:style-name="ce9" office:value-type="string" calcext:value-type="string">
            <text:p>КазНИТУ им. К.И. Сатпаева</text:p>
          </table:table-cell>
          <table:table-cell table:style-name="ce32" office:value-type="string" calcext:value-type="string">
            <text:p>18 125 622</text:p>
          </table:table-cell>
          <table:table-cell table:style-name="ce34" office:value-type="string" calcext:value-type="string">
            <text:p><text:a xlink:href="https://drive.google.com/drive/folders/1b1eqg7tLSMDtHfw_iPCJfiw1mqI4ks3F?usp=sharing" xlink:type="simple">https://drive.google.com/drive/folders/1b1eqg7tLSMDtHfw_iPCJfiw1mqI4ks3F?usp=sharing</text:a></text:p>
          </table:table-cell>
          <table:table-cell table:number-columns-repeated="1016"/>
        </table:table-row>
        <table:table-row table:style-name="ro2" table:number-rows-repeated="985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9" table:default-cell-style-name="Default"/>
        <table:table-column table:style-name="co40" table:default-cell-style-name="Default"/>
        <table:table-column table:style-name="co9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5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5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№34545</text:p>
          </table:table-cell>
          <table:table-cell table:style-name="ce36" table:content-validation-name="val6" office:value-type="date" office:date-value="2020-10-23" calcext:value-type="date">
            <text:p>23.10.2020</text:p>
          </table:table-cell>
          <table:table-cell table:style-name="ce8" office:value-type="string" calcext:value-type="string">
            <text:p>Досмухамедов Нурлан Калиевич</text:p>
          </table:table-cell>
          <table:table-cell table:style-name="ce8" office:value-type="string" calcext:value-type="string">
            <text:p>Досмухамедов Нурлан Калиевич, Жолдасбай Ержан Есенбайулы, Курмансейтов Мурат Бауыржанулы</text:p>
          </table:table-cell>
          <table:table-cell table:style-name="ce33" office:value-type="string" calcext:value-type="string">
            <text:p><text:a xlink:href="https://newcab.kazpatent.kz/?!.iD=n4pC" xlink:type="simple">https://newcab.kazpatent.kz/?!.iD=n4pC</text:a></text:p>
          </table:table-cell>
          <table:table-cell table:number-columns-repeated="101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№34643</text:p>
          </table:table-cell>
          <table:table-cell table:style-name="ce37" table:content-validation-name="val6" office:value-type="date" office:date-value="2021-01-08" calcext:value-type="date">
            <text:p>08.01.2021</text:p>
          </table:table-cell>
          <table:table-cell table:style-name="ce9" office:value-type="string" calcext:value-type="string">
            <text:p>Досмухамедов Нурлан Калиевич</text:p>
          </table:table-cell>
          <table:table-cell table:style-name="ce9" office:value-type="string" calcext:value-type="string">
            <text:p>Досмухамедов Нурлан Калиевич, Каплан Валерий Аронович, Жолдасбай Ержан Есенбайулы</text:p>
          </table:table-cell>
          <table:table-cell table:style-name="ce39" office:value-type="string" calcext:value-type="string">
            <text:p><text:a xlink:href="https://newcab.kazpatent.kz/?!.iD=n4pm" xlink:type="simple">https://newcab.kazpatent.kz/?!.iD=n4pm</text:a></text:p>
          </table:table-cell>
          <table:table-cell table:number-columns-repeated="1018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№34620</text:p>
          </table:table-cell>
          <table:table-cell table:style-name="ce38" table:content-validation-name="val6" office:value-type="date" office:date-value="2020-12-11" calcext:value-type="date">
            <text:p>11.12.2020</text:p>
          </table:table-cell>
          <table:table-cell table:style-name="ce10" office:value-type="string" calcext:value-type="string">
            <text:p>КазНИТУ</text:p>
          </table:table-cell>
          <table:table-cell table:style-name="ce9" office:value-type="string" calcext:value-type="string">
            <text:p>Козлов В.А.</text:p>
            <text:p> Юлусов С.Б.</text:p>
            <text:p> Байгенженов О.С.</text:p>
            <text:p> Омар Г</text:p>
            <text:p> Жумакынбай Н.</text:p>
          </table:table-cell>
          <table:table-cell table:style-name="ce14" office:value-type="string" calcext:value-type="string">
            <text:p><text:a xlink:href="http://gosreestr.kazpatent.kz/Invention/Details?docNumber=314651" xlink:type="simple">gosreestr.kazpatent.kz/Invention/Details?docNumber=314651</text:a></text:p>
          </table:table-cell>
          <table:table-cell table:number-columns-repeated="1018"/>
        </table:table-row>
        <table:table-row table:style-name="ro2" table:number-rows-repeated="996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5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6" table:default-cell-style-name="Default"/>
        <table:table-column table:style-name="co42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5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40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57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9" table:number-columns-repeated="1021" table:default-cell-style-name="Default"/>
        <table:table-row table:style-name="ro5">
          <table:table-cell table:style-name="ce41" office:value-type="string" calcext:value-type="string">
            <text:p>№</text:p>
          </table:table-cell>
          <table:table-cell table:style-name="ce41" office:value-type="string" calcext:value-type="string">
            <text:p>Наименование организации</text:p>
          </table:table-cell>
          <table:table-cell table:style-name="ce41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43" office:value-type="string" calcext:value-type="string">
            <text:p><text:a xlink:href="http://www.magna-charta.org" xlink:type="simple">Великая хартия университетов (MagnaCharta) www.magna-charta.org</text:a></text:p>
          </table:table-cell>
          <table:table-cell table:style-name="ce43" office:value-type="string" calcext:value-type="string">
            <text:p><text:a xlink:href="http://www.magna-charta.org/magna-charta-universitatum/signatory-universities" xlink:type="simple">1) http://www.magna-charta.org/magna-charta-universitatum/signatory-universities
 2) www.magna-charta.org-</text:a></text:p>
          </table:table-cell>
          <table:table-cell table:number-columns-repeated="1021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9" office:value-type="string" calcext:value-type="string">
            <text:p>Japan Science and technology agency</text:p>
          </table:table-cell>
          <table:table-cell table:style-name="ce39" office:value-type="string" calcext:value-type="string">
            <text:p><text:a xlink:href="https://ssp.jst.go.jp/EN/outline/sending04.html" xlink:type="simple">https://ssp.jst.go.jp/EN/outline/sending04.html</text:a></text:p>
          </table:table-cell>
          <table:table-cell table:number-columns-repeated="1021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9" office:value-type="string" calcext:value-type="string">
            <text:p>Открытая некоммерческая организация, направлена на создание и ведение реестра уникальных идентификаторов научных работников ORCID</text:p>
          </table:table-cell>
          <table:table-cell table:style-name="ce39" office:value-type="string" calcext:value-type="string">
            <text:p><text:a xlink:href="https://orcid.org/0000-0001-9872-6317" xlink:type="simple">Чепуштанова Т.А. -  https://orcid.org/0000-0002-6526-0044
 Луганов В.А. - https://orcid.org/0000-0002-3651-2468
 Байгенженов О.С. - https://orcid.org/0000-0001-5803-7680
 Мамырбаева К.К.. - https://orcid.org/0000-0002-1094-5345
 Коныратбекова С.С. - https://orcid.org/0000-0003-2148-035X
 Байконурова А.О..- https://orcid.org/0000-0002-1052-3505
 Гусейнова Г.Д. -https://orcid.org/0000-0002-2760-2779
 Усольцева Г.А.. - https://orcid.org/0000-0003-0155-5094
 Алтмышбаева А.Ж - https://orcid.org/0000-0002-4483-4635 
 Акбаров М.С. - https://orcid.org/0000-0002-4272-8038
 Меркибаев Е.С. - https://orcid.org/0000-0003-3869-6835
 Сәрсенова М.С. -https://orcid.org/0000-0002-4126-8332 
 Барменшинова М.Б. - https://orcid.org/0000-0003-0534-2387
 Баимбетов Б.С. - https://orcid.org/0000-0003-4442-5038
 Досмухамедов Н.К. - https://orcid.org/0000-0002-1210-4363
 Бошкаева Л.Т. - https://orcid.org/0000-0003-1412-0401
 Молдабаева Г.Ж. - https://orcid.org/0000-0002-3716-213X
 Қойшина Г.М. - https://orcid.org/0000-0003-0592-3843
 Бекишева А.А. - https://orcid.org/0000-0003-2667-847X
 Таймасова А.Н. - https://orcid.org/0000-0002-1351-5068
 Джуманкулова С.К. - https://orcid.org/0000-0001-5379-0526
 Тажиев Е.Б. - https://orcid.org/0000-0003-1955-8584
 Сыдыканов М.М. - https://orcid.org/0000-0002-9988-6440</text:a></text:p>
          </table:table-cell>
          <table:table-cell table:number-columns-repeated="1021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9" office:value-type="string" calcext:value-type="string">
            <text:p>International Association of University Libraries</text:p>
          </table:table-cell>
          <table:table-cell table:style-name="ce39" office:value-type="string" calcext:value-type="string">
            <text:p><text:a xlink:href="https://www.iatul.org/members/kazkah-national-research-technical-university-after-ki-satbayev-scientific-library" xlink:type="simple">https://www.iatul.org/members/kazkah-national-research-technical-university-after-ki-satbayev-scientific-library
 https://www.iatul.org/members/view-country-0</text:a></text:p>
          </table:table-cell>
          <table:table-cell table:number-columns-repeated="1021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9" office:value-type="string" calcext:value-type="string">
            <text:p>Ассоциация технических Вузов</text:p>
          </table:table-cell>
          <table:table-cell table:style-name="ce39" office:value-type="string" calcext:value-type="string">
            <text:p><text:a xlink:href="http://atuniversities.ru/sostav/" xlink:type="simple">http://atuniversities.ru/sostav/</text:a></text:p>
          </table:table-cell>
          <table:table-cell table:number-columns-repeated="1021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9" office:value-type="string" calcext:value-type="string">
            <text:p>Университет Шанхайской организации сотрудничества</text:p>
          </table:table-cell>
          <table:table-cell table:style-name="ce39" office:value-type="string" calcext:value-type="string">
            <text:p><text:a xlink:href="http://www.uni-sco.ru/country/2/country_2.html" xlink:type="simple">http://www.uni-sco.ru/country/2/country_2.html</text:a></text:p>
          </table:table-cell>
          <table:table-cell table:number-columns-repeated="1021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9" office:value-type="string" calcext:value-type="string">
            <text:p>Белорусско-Казахстанский центр научно-технического сотрудничества</text:p>
          </table:table-cell>
          <table:table-cell table:style-name="ce39" office:value-type="string" calcext:value-type="string">
            <text:p><text:a xlink:href="https://qazby.enu.kz/?p=31" xlink:type="simple">https://qazby.enu.kz/?p=31</text:a></text:p>
          </table:table-cell>
          <table:table-cell table:number-columns-repeated="1021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44" office:value-type="string" calcext:value-type="string">
            <text:p>Международная академия информатизации (МАИН)</text:p>
          </table:table-cell>
          <table:table-cell table:style-name="ce34" office:value-type="string" calcext:value-type="string">
            <text:p><text:a xlink:href="http://www.academy.kz/o-nas/partnery" xlink:type="simple">http://www.academy.kz/o-nas/partnery</text:a>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60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</number:date-style>
    <number:date-style style:name="N127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430" meta:object-count="0"/>
    <meta:generator>LibreOfficeDev/6.0.5.2$Linux_X86_64 LibreOffice_project/</meta:generator>
  </office:meta>
</office:document-meta>
</file>